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WM deed moeilijk bij endstops</text:p>
      <text:p text:style-name="Standard"/>
      <text:p text:style-name="Standard">digital pins, input is default 0 1 2 ...</text:p>
      <text:p text:style-name="Standard">pinMode INPUT OUTPUT INPUT_PULLUP</text:p>
      <text:p text:style-name="Standard">digitalRead (works on both input and output)</text:p>
      <text:p text:style-name="Standard">digitalWrite HIGH LOW</text:p>
      <text:p text:style-name="Standard"/>
      <text:p text:style-name="Standard">analog A0, A1, A2,...</text:p>
      <text:p text:style-name="Standard">analogRead</text:p>
      <text:p text:style-name="Standard">(pinMode is not for analog, configures them as digital, but analogRead overwrites them back to input)</text:p>
      <text:p text:style-name="Standard">analogWrite (output only, sets to output, works with PWM pins)</text:p>
      <text:p text:style-name="Standard"/>
      <text:p text:style-name="Standard">Left right movement: X</text:p>
      <text:p text:style-name="Standard">forward, backward, Y</text:p>
      <text:p text:style-name="Standard">up down Z</text:p>
      <text:p text:style-name="Standard">floorchange F</text:p>
      <text:p text:style-name="Standard">Tool 1</text:p>
      <text:p text:style-name="Standard">Tool 2</text:p>
      <text:p text:style-name="Standard">... </text:p>
      <text:p text:style-name="Standard"/>
      <text:p text:style-name="Standard">Stepper controller: Enable, Pulse, Direction</text:p>
      <text:p text:style-name="Standard"/>
      <text:p text:style-name="Standard">Enable for floorchangers</text:p>
      <text:p text:style-name="Standard">Enable for X,Y,Z, tools (together)</text:p>
      <text:p text:style-name="Standard"/>
      <text:p text:style-name="Standard">Pulse X 52</text:p>
      <text:p text:style-name="Standard">Pulse Y 48</text:p>
      <text:p text:style-name="Standard">Pulse Z 44</text:p>
      <text:p text:style-name="Standard">Pulse F 40</text:p>
      <text:p text:style-name="Standard">Pulse T1 36</text:p>
      <text:p text:style-name="Standard"/>
      <text:p text:style-name="Standard">Dir X 53</text:p>
      <text:p text:style-name="Standard">Dir Y 49</text:p>
      <text:p text:style-name="Standard">Dir Z 45</text:p>
      <text:p text:style-name="Standard">Dir F 41</text:p>
      <text:p text:style-name="Standard">Dir T1 37</text:p>
      <text:p text:style-name="Standard"/>
      <text:p text:style-name="Standard">Endstop min X 50</text:p>
      <text:p text:style-name="Standard">Endstop min Y 46</text:p>
      <text:p text:style-name="Standard">Endstop min Z 42</text:p>
      <text:p text:style-name="Standard">Endstop min F 38</text:p>
      <text:p text:style-name="Standard">Endstop min T1 34</text:p>
      <text:p text:style-name="Standard">Endstop max T1 35(als na x stappen max niet bereikt, dan heeft ie iets vast, veren)</text:p>
      <text:p text:style-name="Standard"/>
      <text:p text:style-name="Standard">2+5+5+6 = 1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8S</meta:editing-duration>
    <meta:editing-cycles>21</meta:editing-cycles>
    <meta:generator>OpenOffice/4.1.5$Win32 OpenOffice.org_project/415m1$Build-9789</meta:generator>
    <dc:date>2019-07-30T21:03:39.66</dc:date>
    <meta:document-statistic meta:table-count="0" meta:image-count="0" meta:object-count="0" meta:page-count="1" meta:paragraph-count="36" meta:word-count="158" meta:character-count="812"/>
    <meta:user-defined meta:name="Info 1"/>
    <meta:user-defined meta:name="Info 2"/>
    <meta:user-defined meta:name="Info 3"/>
    <meta:user-defined meta:name="Info 4"/>
  </office:meta>
</office:document-meta>
</file>